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0.8229166666666666in"/>
    </style:style>
    <style:style style:name="co4" style:family="table-column">
      <style:table-column-properties fo:break-before="auto" style:column-width="2.25in"/>
    </style:style>
    <style:style style:name="co5" style:family="table-column">
      <style:table-column-properties fo:break-before="auto" style:column-width="3.9270833333333335in"/>
    </style:style>
    <style:style style:name="co6" style:family="table-column">
      <style:table-column-properties fo:break-before="auto" style:column-width="0.98958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MALL_AREA_FMRS_FY2014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background-color="#BFBFB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MALL_AREA_FMRS_FY2014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default-cell-style-name="ce15"/>
        <table:table-column table:style-name="co6" table:number-columns-repeated="5" table:default-cell-style-name="ce15"/>
        <table:table-column table:style-name="co1" table:default-cell-style-name="ce15" table:number-columns-repeated="244"/>
        <table:table-row table:style-name="ro1">
          <table:table-cell table:style-name="ce21" office:value-type="string">
            <text:p>State</text:p>
          </table:table-cell>
          <table:table-cell table:style-name="ce21" office:value-type="string">
            <text:p>State Nam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nty Name</text:p>
          </table:table-cell>
          <table:table-cell table:style-name="ce21" office:value-type="string">
            <text:p>CBSA</text:p>
          </table:table-cell>
          <table:table-cell table:style-name="ce21" office:value-type="string">
            <text:p>CBSA Name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area_rent_br0</text:p>
          </table:table-cell>
          <table:table-cell table:style-name="ce21" office:value-type="string">
            <text:p>area_rent_br1</text:p>
          </table:table-cell>
          <table:table-cell table:style-name="ce21" office:value-type="string">
            <text:p>area_rent_br2</text:p>
          </table:table-cell>
          <table:table-cell table:style-name="ce21" office:value-type="string">
            <text:p>area_rent_br3</text:p>
          </table:table-cell>
          <table:table-cell table:style-name="ce21" office:value-type="string">
            <text:p>area_rent_br4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1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730">
            <text:p>17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6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7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2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5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6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292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296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48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95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5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9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1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3090">
            <text:p>3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2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700">
            <text:p>2700</text:p>
          </table:table-cell>
          <table:table-cell table:style-name="ce22" office:value-type="float" office:value="3400">
            <text:p>3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3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180">
            <text:p>3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4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5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6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360">
            <text:p>2360</text:p>
          </table:table-cell>
          <table:table-cell table:style-name="ce22" office:value-type="float" office:value="2960">
            <text:p>2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7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360">
            <text:p>2360</text:p>
          </table:table-cell>
          <table:table-cell table:style-name="ce22" office:value-type="float" office:value="2960">
            <text:p>2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9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1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3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4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5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6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9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06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095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0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21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2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3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7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7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6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6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42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17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6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8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2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14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3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38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4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8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40">
            <text:p>1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6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8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5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520">
            <text:p>2520</text:p>
          </table:table-cell>
          <table:table-cell table:style-name="ce22" office:value-type="float" office:value="3160">
            <text:p>3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11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6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7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42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0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3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5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330">
            <text:p>2330</text:p>
          </table:table-cell>
          <table:table-cell table:style-name="ce22" office:value-type="float" office:value="2930">
            <text:p>2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1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2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4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2940">
            <text:p>2940</text:p>
          </table:table-cell>
          <table:table-cell table:style-name="ce22" office:value-type="float" office:value="3700">
            <text:p>3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3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420">
            <text:p>2420</text:p>
          </table:table-cell>
          <table:table-cell table:style-name="ce22" office:value-type="float" office:value="3040">
            <text:p>3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1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3090">
            <text:p>3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2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1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4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640">
            <text:p>2640</text:p>
          </table:table-cell>
          <table:table-cell table:style-name="ce22" office:value-type="float" office:value="3310">
            <text:p>3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5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03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09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15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450">
            <text:p>3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7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490">
            <text:p>2490</text:p>
          </table:table-cell>
          <table:table-cell table:style-name="ce22" office:value-type="float" office:value="3130">
            <text:p>3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1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2980">
            <text:p>2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2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2940">
            <text:p>2940</text:p>
          </table:table-cell>
          <table:table-cell table:style-name="ce22" office:value-type="float" office:value="3700">
            <text:p>3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3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320">
            <text:p>2320</text:p>
          </table:table-cell>
          <table:table-cell table:style-name="ce22" office:value-type="float" office:value="2910">
            <text:p>2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9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1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2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3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410">
            <text:p>2410</text:p>
          </table:table-cell>
          <table:table-cell table:style-name="ce22" office:value-type="float" office:value="3030">
            <text:p>3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4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6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79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1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2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3090">
            <text:p>3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3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6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16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1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2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4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660">
            <text:p>2660</text:p>
          </table:table-cell>
          <table:table-cell table:style-name="ce22" office:value-type="float" office:value="3350">
            <text:p>3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1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2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570">
            <text:p>257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3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850">
            <text:p>2850</text:p>
          </table:table-cell>
          <table:table-cell table:style-name="ce22" office:value-type="float" office:value="3580">
            <text:p>3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180">
            <text:p>3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1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900">
            <text:p>2900</text:p>
          </table:table-cell>
          <table:table-cell table:style-name="ce22" office:value-type="float" office:value="3650">
            <text:p>3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2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3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9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2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3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390">
            <text:p>2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6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7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760">
            <text:p>2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8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9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00">
            <text:p>2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2650">
            <text:p>265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2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5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640">
            <text:p>2640</text:p>
          </table:table-cell>
          <table:table-cell table:style-name="ce22" office:value-type="float" office:value="3310">
            <text:p>3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6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5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7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9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470">
            <text:p>2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7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9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4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1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4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6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7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8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8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9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2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3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12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8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00">
            <text:p>2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3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42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2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570">
            <text:p>1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5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5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7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8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2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2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12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84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24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2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3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4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30">
            <text:p>17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9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5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6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1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0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7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8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4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9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3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8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1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6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92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7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6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3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8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4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55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94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04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4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8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5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6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89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7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6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5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6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7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9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7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5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2940">
            <text:p>2940</text:p>
          </table:table-cell>
          <table:table-cell table:style-name="ce22" office:value-type="float" office:value="3700">
            <text:p>3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7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8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9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2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5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520">
            <text:p>2520</text:p>
          </table:table-cell>
          <table:table-cell table:style-name="ce22" office:value-type="float" office:value="3160">
            <text:p>3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1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180">
            <text:p>3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6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7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8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800">
            <text:p>2800</text:p>
          </table:table-cell>
          <table:table-cell table:style-name="ce22" office:value-type="float" office:value="3510">
            <text:p>3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2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180">
            <text:p>3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4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5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180">
            <text:p>3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6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2150">
            <text:p>2150</text:p>
          </table:table-cell>
          <table:table-cell table:style-name="ce22" office:value-type="float" office:value="2710">
            <text:p>2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7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5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6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7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8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4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9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7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860">
            <text:p>2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6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4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2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2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35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4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4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7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0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1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8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3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3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6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7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6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4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8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464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48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2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6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8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9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1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05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06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3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3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6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2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3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3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5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5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86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2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3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1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9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1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2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440">
            <text:p>2440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6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3140">
            <text:p>3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7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3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5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3140">
            <text:p>3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6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8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9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1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5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080">
            <text:p>2080</text:p>
          </table:table-cell>
          <table:table-cell table:style-name="ce22" office:value-type="float" office:value="2780">
            <text:p>2780</text:p>
          </table:table-cell>
          <table:table-cell table:style-name="ce22" office:value-type="float" office:value="3500">
            <text:p>3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6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2490">
            <text:p>24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5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0">
            <text:p>2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34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7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1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2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720">
            <text:p>2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3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4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5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0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1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2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4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7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5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53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4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7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8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2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3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44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45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7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9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7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08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440">
            <text:p>2440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34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46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3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67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8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9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3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5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6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3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63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4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670">
            <text:p>2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5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6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3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4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9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970">
            <text:p>1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8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1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30">
            <text:p>17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2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2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5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5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3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7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1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27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4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6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7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580">
            <text:p>2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2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260">
            <text:p>2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3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6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1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2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4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60">
            <text:p>2060</text:p>
          </table:table-cell>
          <table:table-cell table:style-name="ce22" office:value-type="float" office:value="2590">
            <text:p>2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5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1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930">
            <text:p>193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2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3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4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290">
            <text:p>2290</text:p>
          </table:table-cell>
          <table:table-cell table:style-name="ce22" office:value-type="float" office:value="2870">
            <text:p>2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5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1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2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370">
            <text:p>2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3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4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5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7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8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70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490">
            <text:p>2490</text:p>
          </table:table-cell>
          <table:table-cell table:style-name="ce22" office:value-type="float" office:value="3130">
            <text:p>3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1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2980">
            <text:p>2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8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250">
            <text:p>2250</text:p>
          </table:table-cell>
          <table:table-cell table:style-name="ce22" office:value-type="float" office:value="2820">
            <text:p>2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4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320">
            <text:p>2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1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2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4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5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580">
            <text:p>2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6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40">
            <text:p>15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70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6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8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1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3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4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8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12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5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8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9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2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4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5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660">
            <text:p>2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5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2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1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5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50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1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19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6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4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6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0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5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38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5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3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5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6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8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1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2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3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260">
            <text:p>2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5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6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50">
            <text:p>2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750">
            <text:p>2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2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4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240">
            <text:p>2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6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7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71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7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40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40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60">
            <text:p>1360</text:p>
          </table:table-cell>
        </table:table-row>
      </table:table>
      <table:named-expressions>
        <table:named-expression table:name="SMALL_AREA_FMRS_FY2014" table:base-cell-address="$SMALL_AREA_FMRS_FY2014.$A$1" table:expression="[SMALL_AREA_FMRS_FY2014.$A$1:.$L$80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MALL_AREA_FMRS_FY2014" style:display-name="PageStyle_SMALL_AREA_FMRS_FY2014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